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.04mm"/>
    </style:style>
    <style:style style:name="co2" style:family="table-column">
      <style:table-column-properties fo:break-before="auto" style:column-width="30.2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6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true state</text:p>
          </table:table-cell>
          <table:table-cell office:value-type="string" calcext:value-type="string">
            <text:p>final belief state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action1</text:p>
          </table:table-cell>
          <table:table-cell office:value-type="string" calcext:value-type="string">
            <text:p>action2</text:p>
          </table:table-cell>
          <table:table-cell office:value-type="string" calcext:value-type="string">
            <text:p>discounted rewar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811" calcext:value-type="float">
            <text:p>7.8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.811" calcext:value-type="float">
            <text:p>7.8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.608905" calcext:value-type="float">
            <text:p>4.60890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73289" calcext:value-type="float">
            <text:p>6.732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811" calcext:value-type="float">
            <text:p>7.81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811" calcext:value-type="float">
            <text:p>7.81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.811" calcext:value-type="float">
            <text:p>7.81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.811" calcext:value-type="float">
            <text:p>7.8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2">00/00/0000</text:date>, <text:time style:data-style-name="N2" text:time-value="13:06:12.9592889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1T07:10:35.426818584</meta:creation-date>
    <dc:date>2020-11-02T13:22:16.806822357</dc:date>
    <meta:editing-duration>PT55M28S</meta:editing-duration>
    <meta:editing-cycles>4</meta:editing-cycles>
    <meta:generator>LibreOffice/6.0.7.3$Linux_X86_64 LibreOffice_project/00m0$Build-3</meta:generator>
    <meta:document-statistic meta:table-count="1" meta:cell-count="126" meta:object-count="0"/>
  </office:meta>
</office:document-meta>
</file>